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2.5cm" svg:height="1.2cm" svg:x="8.8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5cm" svg:height="1.2cm" svg:x="8.8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12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3cm" svg:y1="10.7cm" svg:x2="13.25cm" svg:y2="9.7cm" draw:start-shape="id1" draw:start-glue-point="1" draw:end-shape="id2" draw:end-glue-point="8" svg:d="M11300 10700h1950v-1000" svg:viewBox="0 0 1951 1001">
          <text:p/>
        </draw:connector>
        <draw:connector draw:style-name="gr2" draw:text-style-name="P1" draw:layer="layout" svg:x1="11.3cm" svg:y1="7.9cm" svg:x2="13.25cm" svg:y2="9cm" draw:start-shape="id3" draw:start-glue-point="1" draw:end-shape="id2" draw:end-glue-point="4" svg:d="M11300 7900h1950v1100" svg:viewBox="0 0 1951 1101">
          <text:p/>
        </draw:connector>
        <draw:connector draw:style-name="gr2" draw:text-style-name="P1" draw:layer="layout" svg:x1="13.6cm" svg:y1="9.35cm" svg:x2="15.344cm" svg:y2="9.359cm" draw:start-shape="id2" draw:start-glue-point="10" svg:d="M13600 9350h1123v9h621" svg:viewBox="0 0 1745 10">
          <text:p/>
        </draw:connector>
        <draw:frame draw:style-name="gr3" draw:text-style-name="P1" draw:layer="layout" svg:width="0.467cm" svg:height="0.474cm" svg:x="13.864cm" svg:y="8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446cm" svg:height="0.547cm" svg:x="9.4cm" svg:y="7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527cm" svg:height="0.547cm" svg:x="9.308cm" svg:y="10.45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1cm" svg:height="0.962cm" svg:x="12.4cm" svg:y="8.038cm">
          <draw:text-box>
            <text:p>+</text:p>
          </draw:text-box>
        </draw:frame>
        <draw:frame draw:style-name="gr3" draw:text-style-name="P1" draw:layer="layout" svg:width="0.839cm" svg:height="0.539cm" svg:x="6.2cm" svg:y="7.2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1cm" svg:height="0.962cm" svg:x="12.404cm" svg:y="9.638cm">
          <draw:text-box>
            <text:p>+</text:p>
          </draw:text-box>
        </draw:frame>
        <draw:frame draw:style-name="gr3" draw:text-style-name="P1" draw:layer="layout" svg:width="0.513cm" svg:height="0.474cm" svg:x="4.775cm" svg:y="10.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xml:id="id4" draw:id="id4" draw:layer="layout" svg:width="1cm" svg:height="1.2cm" svg:x="5.988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495cm" svg:height="1.011cm" svg:x="6.288cm" svg:y="10.1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1" draw:layer="layout" svg:x1="6.988cm" svg:y1="10.7cm" svg:x2="8.8cm" svg:y2="10.7cm" draw:start-shape="id4" draw:start-glue-point="1" draw:end-shape="id1" draw:end-glue-point="3" svg:d="M6988 10700h1812" svg:viewBox="0 0 1813 1">
          <text:p/>
        </draw:connector>
        <draw:connector draw:style-name="gr2" draw:text-style-name="P1" draw:layer="layout" draw:type="line" svg:x1="4.4cm" svg:y1="10.694cm" svg:x2="5.988cm" svg:y2="10.7cm" draw:end-shape="id4" draw:end-glue-point="3" svg:d="M4400 10694l1588 6" svg:viewBox="0 0 1589 7">
          <text:p/>
        </draw:connector>
        <draw:frame draw:style-name="gr3" draw:text-style-name="P1" draw:layer="layout" svg:width="0.941cm" svg:height="0.539cm" svg:x="7.395cm" svg:y="10.06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2" draw:text-style-name="P1" draw:layer="layout" draw:type="line" svg:x1="4.741cm" svg:y1="7.849cm" svg:x2="8.8cm" svg:y2="7.9cm" draw:end-shape="id3" draw:end-glue-point="3" svg:d="M4741 7849l4059 51" svg:viewBox="0 0 4060 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7T13:01:44.425170504</meta:creation-date>
    <dc:date>2016-08-07T14:16:45.664055641</dc:date>
    <meta:editing-duration>PT24M5S</meta:editing-duration>
    <meta:editing-cycles>3</meta:editing-cycles>
    <meta:generator>LibreOffice/4.2.8.2$Linux_X86_64 LibreOffice_project/42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i>α</mi>
      <mo stretchy="false">^</mo>
    </mover>
    <annotation encoding="StarMath 5.0">hat α</annotation>
  </semantics>
</math>
</file>

<file path=Object 2/content.xml><?xml version="1.0" encoding="utf-8"?>
<math xmlns="http://www.w3.org/1998/Math/MathML" display="block">
  <semantics>
    <mrow>
      <msub>
        <mi>G</mi>
        <mi mathvariant="italic">low</mi>
      </msub>
      <mrow>
        <mo fence="true" stretchy="false">(</mo>
        <mrow>
          <mi>s</mi>
        </mrow>
        <mo fence="true" stretchy="false">)</mo>
      </mrow>
    </mrow>
    <annotation encoding="StarMath 5.0">G_low(s)</annotation>
  </semantics>
</math>
</file>

<file path=Object 3/content.xml><?xml version="1.0" encoding="utf-8"?>
<math xmlns="http://www.w3.org/1998/Math/MathML" display="block">
  <semantics>
    <mrow>
      <msub>
        <mi>G</mi>
        <mi mathvariant="italic">high</mi>
      </msub>
      <mrow>
        <mo fence="true" stretchy="false">(</mo>
        <mrow>
          <mi>s</mi>
        </mrow>
        <mo fence="true" stretchy="false">)</mo>
      </mrow>
    </mrow>
    <annotation encoding="StarMath 5.0">G_high( s)</annotation>
  </semantics>
</math>
</file>

<file path=Object 4/content.xml><?xml version="1.0" encoding="utf-8"?>
<math xmlns="http://www.w3.org/1998/Math/MathML" display="block">
  <semantics>
    <mi>ω</mi>
    <annotation encoding="StarMath 5.0">ω</annotation>
  </semantics>
</math>
</file>

<file path=Object 5/content.xml><?xml version="1.0" encoding="utf-8"?>
<math xmlns="http://www.w3.org/1998/Math/MathML" display="block">
  <semantics>
    <mfrac>
      <mn>1</mn>
      <mi>s</mi>
    </mfrac>
    <annotation encoding="StarMath 5.0">1 over s
</annotation>
  </semantics>
</math>
</file>

<file path=Object 6/content.xml><?xml version="1.0" encoding="utf-8"?>
<math xmlns="http://www.w3.org/1998/Math/MathML" display="block">
  <semantics>
    <msub>
      <mi>α</mi>
      <mi mathvariant="italic">acc</mi>
    </msub>
    <annotation encoding="StarMath 5.0">α_acc</annotation>
  </semantics>
</math>
</file>

<file path=Object 7/content.xml><?xml version="1.0" encoding="utf-8"?>
<math xmlns="http://www.w3.org/1998/Math/MathML" display="block">
  <semantics>
    <msub>
      <mi>α</mi>
      <mi mathvariant="italic">gyro</mi>
    </msub>
    <annotation encoding="StarMath 5.0">α_gyro
</annotation>
  </semantics>
</math>
</file>